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paragraph-properties fo:margin-left="1.842cm" fo:margin-right="0cm" fo:text-indent="0cm" style:auto-text-indent="false">
        <style:tab-stops/>
      </style:paragraph-properties>
      <style:text-properties fo:color="#ff0000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Reviewer Response:</text:span> NullPointerException should no longer be used. IllegalArgumentException should be used instead. </text:p>
      <text:p text:style-name="Standard"><text:span text:style-name="T1">Final Reviewer Comment:</text:span> NullPointerException should be removed from the diagram </text:p>
      <text:p text:style-name="P1">NullPointerException and IndexOutOfBounds removed, IllegalArgumentException added in CD.</text:p>
      <text:p text:style-name="P1"/>
      <text:p text:style-name="Standard"/>
      <text:p text:style-name="Standard"><text:span text:style-name="T1">Reviewer Response:</text:span> You should say more about what means ‘out of bounds’ like </text:p>
      <text:p text:style-name="Standard"><text:span text:style-name="T1">Final Reviewer Comment:</text:span> The remove(index) methods should also throw IndexOutOfBoundsException.<text:line-break/><text:span text:style-name="T2">Throw IAE</text:span></text:p>
      <text:p text:style-name="Standard"><text:line-break/>setControl from BezierPoint does not say what out of ranges means.<text:line-break/><text:span text:style-name="T2">Fixed</text:span></text:p>
      <text:p text:style-name="Standard"><text:line-break/>setWaypoint(index,waypoint) should throw IndexOutOfBoundsException if index is out of range.<text:line-break/><text:span text:style-name="T2">Throw IAE</text:span></text:p>
      <text:p text:style-name="Standard"><text:line-break/>All methods that receive an invalid(out of bounds) index should throw IndexOutOfBoundsException. </text:p>
      <text:p text:style-name="Standard"><text:span text:style-name="T2">Throw IAE</text:span></text:p>
      <text:p text:style-name="P1">You have required me to throw IAE:</text:p>
      <text:p text:style-name="P1"/>
      <text:p text:style-name="P2"><text:span text:style-name="T1">Reviewer Response:</text:span> IllegalArgumentException must be thrown for null values or invalid indexes. The design deviates from this aspect on all the classes.<text:line-break/>Required</text:p>
      <text:p text:style-name="P2">Changed IndexOutOfBounds to IllegalArgumentException in all docs in @throws 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11-14T21:23:30</meta:creation-date>
    <dc:date>2006-11-14T21:31:28</dc:date>
    <dc:language>it-IT</dc:language>
    <meta:editing-cycles>2</meta:editing-cycles>
    <meta:editing-duration>PT7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38" meta:character-count="1020"/>
  </office:meta>
</office:document-meta>
</file>